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384E1641BADCB0518F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939cm" svg:height="14.59cm" svg:x="0.993cm" svg:y="3.528cm">
          <draw:image xlink:href="Pictures/100000000000064000000384E1641BADCB0518F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6T17:10:23.417000000</meta:creation-date>
    <dc:date>2021-04-26T17:12:44.706000000</dc:date>
    <meta:editing-duration>PT2M23S</meta:editing-duration>
    <meta:editing-cycles>1</meta:editing-cycles>
    <meta:document-statistic meta:object-count="1"/>
    <meta:generator>LibreOffice/6.0.4.2$Windows_X86_64 LibreOffice_project/9b0d9b32d5dcda91d2f1a96dc04c645c450872bf</meta:generator>
  </office:meta>
</office:document-meta>
</file>